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1">
        <text:h text:style-name="Heading_20_4" text:outline-level="4"><text:bookmark-start text:name="__RefHeading___Toc7290_1464965999"/>Text Comparison: Find Quotes<text:bookmark-end text:name="__RefHeading___Toc7290_1464965999"/></text:h>
        <text:p text:style-name="Text_20_body_20_indent_20_Organon">This text tool finds common points in two texts being compared, creats a browser with document navigation options between related references and opens the document in the browser. Depending on the intent of the searcher the tool finds citations or plagiarism.<text:line-break/>It takes only literally exactly the same points, but extended punctuation and upper and lower case does not matter.<text:line-break/><text:line-break/><text:span text:style-name="T1">Example</text:span>:<text:line-break/>Output sentence: I am a child with horn-rimmed glasses on my nose.<text:line-break/>Will be found: I am a child. (With horn-rimmed glasses - on my nose).<text:line-break/>Will not be found : I am. * A child with horn and spectacles on my nose<text:line-break/>("On my nose" is found when the number of search words is 3.)<text:line-break/></text:p>
        <text:list xml:id="list4609898635507186586" text:style-name="L1">
          <text:list-item>
            <text:p text:style-name="P1">Internal and external texts can be compared. Formats for external texts are: .txt, .odt, .doc </text:p>
          </text:list-item>
          <text:list-item>
            <text:p text:style-name="P1">The number of keywords can be chosen freely. Minimum number: 3</text:p>
          </text:list-item>
          <text:list-item>
            <text:p text:style-name="P1">The larger the compared texts and the smaller the minimum value is selected, the longer the search will need.</text:p>
          </text:list-item>
          <text:list-item>
            <text:p text:style-name="P1">The navigation bar of the browser document can be ordered either alphabetical or chronological (on emergence of the reference in the second text). 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8:41.313000000</dc:date>
    <meta:editing-duration>P0D</meta:editing-duration>
    <meta:editing-cycles>1</meta:editing-cycles>
    <meta:document-statistic meta:table-count="0" meta:image-count="0" meta:object-count="0" meta:page-count="1" meta:paragraph-count="6" meta:word-count="193" meta:character-count="1101" meta:non-whitespace-character-count="914"/>
    <meta:generator>LibreOffice/5.1.1.3$Windows_X86_64 LibreOffice_project/89f508ef3ecebd2cfb8e1def0f0ba9a803b88a6d</meta:generator>
  </office:meta>
</office:document-meta>
</file>